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42" officeooo:paragraph-rsid="000cdd42"/>
    </style:style>
    <style:style style:name="P2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3" style:family="paragraph" style:parent-style-name="Standard">
      <style:text-properties officeooo:rsid="004eb9d0" officeooo:paragraph-rsid="000cdd42"/>
    </style:style>
    <style:style style:name="P4" style:family="paragraph" style:parent-style-name="Standard">
      <style:text-properties officeooo:rsid="0011429f" officeooo:paragraph-rsid="0011429f"/>
    </style:style>
    <style:style style:name="P5" style:family="paragraph" style:parent-style-name="Standard">
      <style:text-properties fo:font-size="16pt" fo:font-weight="bold" officeooo:rsid="0011429f" officeooo:paragraph-rsid="000cdd42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33813" officeooo:paragraph-rsid="0013381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1429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270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</text:span><text:span text:style-name="T3">L</text:span><text:span text:style-name="T2">apps <text:s text:c="2"/>Decentralized Learning Applications</text:span></text:p>
      <text:p text:style-name="P5"/>
      <text:p text:style-name="P2">Introduction</text:p>
      <text:p text:style-name="P1"/>
      <text:p text:style-name="P1"/>
      <text:p text:style-name="P3"/>
      <text:p text:style-name="P4">Intelligence from learning</text:p>
      <text:p text:style-name="P4"/>
      <text:p text:style-name="P6">Network VM compute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6.3$Linux_X86_64 LibreOffice_project/420m0$Build-3</meta:generator>
    <dc:date>2014-10-16T11:14:14.659524670</dc:date>
    <meta:editing-duration>PT5M36S</meta:editing-duration>
    <meta:editing-cycles>6</meta:editing-cycles>
    <meta:document-statistic meta:table-count="0" meta:image-count="0" meta:object-count="0" meta:page-count="1" meta:paragraph-count="4" meta:word-count="11" meta:character-count="101" meta:non-whitespace-character-count="92"/>
  </office:meta>
</office:document-meta>
</file>